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6000000060D9C8BBFC2E1A95A7.png" manifest:media-type="image/png"/>
  <manifest:file-entry manifest:full-path="Pictures/100002010000006000000060E97C886A82866042.png" manifest:media-type="image/png"/>
  <manifest:file-entry manifest:full-path="Pictures/10000201000000600000006022A41F4B0E13D39B.png" manifest:media-type="image/png"/>
  <manifest:file-entry manifest:full-path="Pictures/10000201000000600000006037342F72BB8C232E.png" manifest:media-type="image/png"/>
  <manifest:file-entry manifest:full-path="Pictures/1000020100000060000000608DCCACFCEECD3CF1.png" manifest:media-type="image/png"/>
  <manifest:file-entry manifest:full-path="Pictures/1000020100000064000000645D9B34FEF9D93EB6.png" manifest:media-type="image/png"/>
  <manifest:file-entry manifest:full-path="Pictures/100002010000006000000060219DD70681B6D5E8.png" manifest:media-type="image/png"/>
  <manifest:file-entry manifest:full-path="Pictures/100002010000006000000060E109720F0F0FEC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top" draw:auto-grow-height="false" fo:min-height="13.05cm" fo:min-width="3cm"/>
      <style:paragraph-properties style:writing-mode="lr-tb"/>
    </style:style>
    <style:style style:name="gr2" style:family="graphic" style:parent-style-name="standard">
      <style:graphic-properties draw:fill="none" draw:fill-color="#dee7e5" draw:textarea-horizontal-align="justify" draw:textarea-vertical-align="top" draw:auto-grow-height="false" fo:min-height="2.25cm" fo:min-width="2.5cm" loext:softedge-radius="0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5" style:family="graphic" style:parent-style-name="Objeto_20_sem_20_preenchimento_20_nem_20_linha">
      <style:graphic-properties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7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8" style:family="graphic" style:parent-style-name="standard">
      <style:graphic-properties draw:fill-color="#eeeeee" draw:opacity="100%" draw:opacity-name="Transparency_20_24" draw:textarea-horizontal-align="justify" draw:textarea-vertical-align="middle" draw:auto-grow-height="false" fo:min-height="0.75cm" fo:min-width="7.5cm"/>
      <style:paragraph-properties style:writing-mode="lr-tb"/>
    </style:style>
    <style:style style:name="gr9" style:family="graphic" style:parent-style-name="standard">
      <style:graphic-properties draw:fill-color="#eeeeee" draw:opacity="100%" draw:opacity-name="Transparency_20_8" draw:textarea-horizontal-align="justify" draw:textarea-vertical-align="middle" draw:auto-grow-height="false" fo:min-height="0.75cm" fo:min-width="7.5cm" loext:glow-radius="0cm" loext:glow-transparency="50%"/>
      <style:paragraph-properties style:writing-mode="lr-tb"/>
    </style:style>
    <style:style style:name="gr10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1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2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3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4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5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6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7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8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19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0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1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2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3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4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5" style:family="graphic" style:parent-style-name="objectwithoutfill">
      <style:graphic-properties draw:stroke="dash" draw:stroke-dash="Double_20_Dash" svg:stroke-color="#ff0000" draw:fill="none" draw:textarea-vertical-align="middle"/>
    </style:style>
    <style:style style:name="gr26" style:family="graphic" style:parent-style-name="standard" style:list-style-name="L1">
      <style:graphic-properties draw:fill="none" draw:fill-color="#dee7e5" draw:textarea-horizontal-align="justify" draw:textarea-vertical-align="top" draw:auto-grow-height="false" fo:min-height="2.25cm" fo:min-width="2.5cm"/>
      <style:paragraph-properties style:writing-mode="lr-tb"/>
    </style:style>
    <style:style style:name="gr2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29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margin-top="5cm" fo:margin-bottom="0cm" fo:text-align="center"/>
      <style:text-properties style:font-name="Arial Rounded MT Bold" fo:font-size="12pt"/>
    </style:style>
    <style:style style:name="P4" style:family="paragraph">
      <loext:graphic-properties draw:fill="none" draw:fill-color="#dee7e5"/>
      <style:paragraph-properties fo:margin-top="5cm" fo:margin-bottom="0cm" fo:text-align="center"/>
      <style:text-properties style:font-name="Arial Rounded MT Bold" fo:font-size="12pt" style:font-size-asian="16pt" style:font-size-complex="16pt"/>
    </style:style>
    <style:style style:name="P5" style:family="paragraph">
      <style:paragraph-properties fo:text-align="center"/>
      <style:text-properties style:font-name="Arial Rounded MT Bold" fo:font-size="12pt"/>
    </style:style>
    <style:style style:name="P6" style:family="paragraph">
      <loext:graphic-properties draw:fill="none" draw:fill-color="#dee7e5"/>
      <style:paragraph-properties fo:text-align="center"/>
      <style:text-properties style:font-name="Arial Rounded MT Bold" fo:font-size="12pt" style:font-size-asian="16pt" style:font-size-complex="1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top="5cm" fo:margin-bottom="0cm" fo:text-align="center"/>
      <style:text-properties style:font-name="Arial Rounded MT Bold" fo:font-size="12pt" style:letter-kerning="true" style:font-name-asian="Microsoft YaHei" style:font-size-asian="16pt" style:font-name-complex="Lucida Sans" style:font-size-complex="16pt"/>
    </style:style>
    <style:style style:name="P9" style:family="paragraph">
      <loext:graphic-properties draw:fill="none" draw:fill-color="#dee7e5"/>
      <style:paragraph-properties fo:margin-top="5cm" fo:margin-bottom="0cm" fo:text-align="center"/>
      <style:text-properties style:font-name="Arial Rounded MT Bold" fo:font-size="12pt" style:letter-kerning="true" style:font-name-asian="Microsoft YaHei" style:font-size-asian="16pt" style:font-name-complex="Lucida Sans" style:font-size-complex="16pt"/>
    </style:style>
    <style:style style:name="P10" style:family="paragraph">
      <loext:graphic-properties draw:fill-color="#eeeeee" draw:opacity="100%" draw:opacity-name="Transparency_20_24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eeeeee" draw:opacity="100%" draw:opacity-name="Transparency_20_8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Arial Rounded MT Bold" fo:font-size="12pt" style:font-size-asian="12pt" style:font-size-complex="12pt"/>
    </style:style>
    <style:style style:name="T2" style:family="text">
      <style:text-properties style:font-name="Arial Rounded MT Bold" style:font-size-asian="13pt" style:font-size-complex="13pt"/>
    </style:style>
    <style:style style:name="T3" style:family="text">
      <style:text-properties style:font-size-asian="13pt" style:font-size-complex="13pt"/>
    </style:style>
    <style:style style:name="T4" style:family="text">
      <style:text-properties style:font-size-asian="16pt" style:font-size-complex="16pt"/>
    </style:style>
    <style:style style:name="T5" style:family="text">
      <style:text-properties style:font-name="Arial Rounded MT Bold"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3.5cm" svg:height="13.3cm" svg:x="12.2cm" svg:y="1.7cm"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3cm" svg:height="2.5cm" svg:x="5.971cm" svg:y="1.671cm">
            <text:p text:style-name="P3"><text:span text:style-name="T2">html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8cm" svg:height="1.8cm" svg:x="6.571cm" svg:y="2.52cm">
            <draw:image xlink:href="Pictures/100002010000006000000060E97C886A82866042.png" xlink:type="simple" xlink:show="embed" xlink:actuate="onLoad" draw:mime-type="image/png">
              <text:p/>
            </draw:image>
          </draw:frame>
        </draw:g>
        <draw:g>
          <draw:custom-shape draw:style-name="gr4" draw:text-style-name="P6" draw:layer="layout" svg:width="3cm" svg:height="2.5cm" svg:x="9.1cm" svg:y="1.7cm">
            <text:p text:style-name="P5"><text:span text:style-name="T3">css</text:span><text:span text:style-name="T4"> </text:span><text:span text:style-name="T3">3</text:span></text:p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8cm" svg:height="1.8cm" svg:x="9.7cm" svg:y="2.549cm">
            <draw:image xlink:href="Pictures/1000020100000060000000608DCCACFCEECD3CF1.png" xlink:type="simple" xlink:show="embed" xlink:actuate="onLoad" draw:mime-type="image/png">
              <text:p/>
            </draw:image>
          </draw:frame>
        </draw:g>
        <draw:frame draw:style-name="gr5" draw:text-style-name="P7" draw:layer="layout" svg:width="1.8cm" svg:height="1.872cm" svg:x="13.1cm" svg:y="2.699cm">
          <draw:image xlink:href="Pictures/100002000000006000000060D9C8BBFC2E1A95A7.png" xlink:type="simple" xlink:show="embed" xlink:actuate="onLoad" draw:mime-type="image/png">
            <text:p/>
          </draw:image>
        </draw:frame>
        <draw:g>
          <draw:custom-shape draw:style-name="gr6" draw:text-style-name="P9" draw:layer="layout" svg:width="3cm" svg:height="2.5cm" svg:x="6cm" svg:y="4.3cm">
            <text:p text:style-name="P8">jquery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8cm" svg:height="1.8cm" svg:x="6.6cm" svg:y="5cm">
            <draw:image xlink:href="Pictures/1000020100000064000000645D9B34FEF9D93EB6.png" xlink:type="simple" xlink:show="embed" xlink:actuate="onLoad" draw:mime-type="image/png">
              <text:p/>
            </draw:image>
          </draw:frame>
        </draw:g>
        <draw:g>
          <draw:custom-shape draw:style-name="gr7" draw:text-style-name="P9" draw:layer="layout" svg:width="3cm" svg:height="2.5cm" svg:x="9.1cm" svg:y="4.3cm">
            <text:p text:style-name="P8">bootstrap</text:p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8cm" svg:height="1.8cm" svg:x="9.7cm" svg:y="5cm">
            <draw:image xlink:href="Pictures/10000201000000600000006037342F72BB8C232E.png" xlink:type="simple" xlink:show="embed" xlink:actuate="onLoad" draw:mime-type="image/png">
              <text:p/>
            </draw:image>
          </draw:frame>
        </draw:g>
        <draw:custom-shape draw:style-name="gr8" draw:text-style-name="P10" draw:layer="layout" svg:width="8cm" svg:height="1cm" svg:x="6cm" svg:y="0.5cm">
          <text:p text:style-name="P1"><text:span text:style-name="T5">Front 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cm" svg:height="1cm" svg:x="14cm" svg:y="0.5cm">
          <text:p text:style-name="P1"><text:span text:style-name="T5">Back 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cm" svg:height="2.5cm" svg:x="6cm" svg:y="6.9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3cm" svg:height="2.5cm" svg:x="9.1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3cm" svg:height="2.5cm" svg:x="6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3cm" svg:height="2.5cm" svg:x="9.1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3cm" svg:height="2.5cm" svg:x="6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3cm" svg:height="2.5cm" svg:x="9.1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3cm" svg:height="2.5cm" svg:x="18.9cm" svg:y="1.7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3cm" svg:height="2.5cm" svg:x="15.8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3cm" svg:height="2.5cm" svg:x="18.9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3cm" svg:height="2.5cm" svg:x="15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3cm" svg:height="2.5cm" svg:x="18.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3cm" svg:height="2.5cm" svg:x="15.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cm" svg:height="2.5cm" svg:x="18.9cm" svg:y="9.9cm">
          <text:p text:style-name="P8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cm" svg:height="2.5cm" svg:x="15.8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3cm" svg:height="2.5cm" svg:x="18.9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2" draw:layer="layout" svg:x1="0cm" svg:y1="9.6cm" svg:x2="28cm" svg:y2="9.6cm">
          <text:p/>
        </draw:line>
        <draw:line draw:style-name="gr25" draw:text-style-name="P12" draw:layer="layout" svg:x1="14cm" svg:y1="0cm" svg:x2="14cm" svg:y2="15.75cm">
          <text:p/>
        </draw:line>
        <draw:g>
          <draw:custom-shape draw:style-name="gr26" draw:text-style-name="P9" draw:layer="layout" svg:width="3cm" svg:height="2.5cm" svg:x="15.8cm" svg:y="1.7cm">
            <text:p text:style-name="P8">node j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" draw:layer="layout" svg:width="1.8cm" svg:height="1.8cm" svg:x="16.5cm" svg:y="2.4cm">
            <draw:image xlink:href="Pictures/100002010000006000000060219DD70681B6D5E8.png" xlink:type="simple" xlink:show="embed" xlink:actuate="onLoad" draw:mime-type="image/png">
              <text:p/>
            </draw:image>
          </draw:frame>
        </draw:g>
        <draw:frame draw:style-name="gr27" draw:text-style-name="P1" draw:layer="layout" svg:width="2.539cm" svg:height="2.539cm" svg:x="1cm" svg:y="4.461cm">
          <draw:image xlink:href="Pictures/100002010000006000000060E109720F0F0FECAD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<text:span text:style-name="T6">Aplicação</text:span></text:p>
            <text:p text:style-name="P1"><text:span text:style-name="T6">Web</text:span></text:p>
          </draw:image>
        </draw:frame>
        <draw:frame draw:style-name="gr27" draw:text-style-name="P1" draw:layer="layout" svg:width="2.539cm" svg:height="2.539cm" svg:x="1.461cm" svg:y="11cm">
          <draw:image xlink:href="Pictures/10000201000000600000006022A41F4B0E13D39B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<text:span text:style-name="T6"/></text:p>
            <text:p text:style-name="P1"><text:span text:style-name="T6">Aplicação</text:span></text:p>
            <text:p text:style-name="P1"><text:span text:style-name="T6">Mobile</text:span></text:p>
          </draw:image>
        </draw:frame>
        <draw:custom-shape draw:style-name="gr28" draw:text-style-name="P1" draw:layer="layout" svg:width="1.5cm" svg:height="1cm" svg:x="4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5cm" svg:height="1cm" svg:x="3.9cm" svg:y="1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4" draw:display-name="Transparency 24" draw:style="radial" draw:cx="100%" draw:cy="50%" draw:start="70%" draw:end="0%" draw:border="0%"/>
    <draw:opacity draw:name="Transparency_20_8" draw:display-name="Transparency 8" draw:style="radial" draw:cx="0%" draw:cy="50%" draw:start="100%" draw:end="0%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30T14:56:41.935000000</meta:creation-date>
    <dc:date>2021-04-30T16:31:48.747000000</dc:date>
    <meta:editing-duration>PT11M44S</meta:editing-duration>
    <meta:editing-cycles>2</meta:editing-cycles>
    <meta:generator>LibreOffice/7.0.4.2$Windows_X86_64 LibreOffice_project/dcf040e67528d9187c66b2379df5ea4407429775</meta:generator>
    <meta:document-statistic meta:object-count="63"/>
  </office:meta>
</office:document-meta>
</file>